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ompt- java hashtable</text:p>
          </table:table-cell>
          <table:table-cell office:value-type="string" calcext:value-type="string">
            <text:p>t test</text:p>
          </table:table-cell>
          <table:table-cell office:value-type="string" calcext:value-type="string">
            <text:p>me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TTEST([.D2:.H2];[.D3:.H3];1;2)" office:value-type="float" office:value="0.144836106865437" calcext:value-type="float">
            <text:p>0.1448361069</text:p>
          </table:table-cell>
          <table:table-cell table:formula="of:=AVERAGE([.E2:.H2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roup approval</text:p>
          </table:table-cell>
          <table:table-cell/>
          <table:table-cell table:formula="of:=AVERAGE([.E3:.H3])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rompt- java hasht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TTEST([.D6:.I6];[.D7:.I7];1;2)" office:value-type="float" office:value="0.00847281618437082" calcext:value-type="float">
            <text:p>0.0084728162</text:p>
          </table:table-cell>
          <table:table-cell table:formula="of:=AVERAGE([.D6:.I6])" office:value-type="float" office:value="2.83333333333333" calcext:value-type="float">
            <text:p>2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oup approval</text:p>
          </table:table-cell>
          <table:table-cell/>
          <table:table-cell table:formula="of:=AVERAGE([.D7:.I7])" office:value-type="float" office:value="3.83333333333333" calcext:value-type="float">
            <text:p>3.83333333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11T23:30:52.220850776</meta:creation-date>
    <meta:generator>LibreOffice/4.2.7.2$Linux_X86_64 LibreOffice_project/420$Build-2</meta:generator>
    <dc:date>2014-11-11T23:38:47.771132715</dc:date>
    <dc:creator>Dan Scarafoni</dc:creator>
    <meta:editing-duration>P0D</meta:editing-duration>
    <meta:editing-cycles>1</meta:editing-cycles>
    <meta:document-statistic meta:table-count="1" meta:cell-count="36" meta:object-count="0"/>
  </office:meta>
</office:document-meta>
</file>